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b6b4" officeooo:paragraph-rsid="0000b6b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26f8c" officeooo:paragraph-rsid="00026f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2c7bb" officeooo:paragraph-rsid="0002c7b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591d2" officeooo:paragraph-rsid="000591d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117b" officeooo:paragraph-rsid="0007117b"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02c7bb" officeooo:paragraph-rsid="0002c7bb"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07117b" officeooo:paragraph-rsid="0007117b"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7b066" officeooo:paragraph-rsid="0007b066"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17b" style:font-weight-asian="normal" style:font-weight-complex="normal"/>
    </style:style>
    <style:style style:name="T4" style:family="text">
      <style:text-properties style:text-underline-style="none" officeooo:rsid="000591d2"/>
    </style:style>
    <style:style style:name="T5" style:family="text">
      <style:text-properties officeooo:rsid="00026f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s: <text:span text:style-name="T5">The Web</text:span></text:p>
      <text:p text:style-name="P1"><text:span text:style-name="T2">URL: Uniform Resource Locator – the address of the webpage</text:span></text:p>
      <text:p text:style-name="P1"><text:span text:style-name="T2"/></text:p>
      <text:p text:style-name="P1"><text:span text:style-name="T2">Domain: The part of the URL which specifies the location of the web server who is going to respond to your request (example: google.com)</text:span></text:p>
      <text:p text:style-name="P1"><text:span text:style-name="T2"/></text:p>
      <text:p text:style-name="P1"><text:span text:style-name="T2">IP Address: the actual definitive address of a computer/server on the web</text:span></text:p>
      <text:p text:style-name="P1"><text:span text:style-name="T2"/></text:p>
      <text:p text:style-name="P1"><text:span text:style-name="T2">DNS: “Domain Naming System” maps the human-readable domains to their actual IP address locations</text:span></text:p>
      <text:p text:style-name="P1"><text:span text:style-name="T2"/></text:p>
      <text:p text:style-name="P1"><text:span text:style-name="T2">HTTP: hypertext transfer protocol used for communications between clients and servers</text:span></text:p>
      <text:p text:style-name="P1"><text:span text:style-name="T2"/></text:p>
      <text:p text:style-name="P1"><text:span text:style-name="T2">HTTPS: secure HTTP using encryption</text:span></text:p>
      <text:p text:style-name="P1"><text:span text:style-name="T2"/></text:p>
      <text:p text:style-name="P1"><text:span text:style-name="T2">POP &amp; IMAP &amp; SMTP: Email Protocols that are not HTTP</text:span></text:p>
      <text:p text:style-name="P1"><text:span text:style-name="T2"/></text:p>
      <text:p text:style-name="P1"><text:span text:style-name="T2">API: “Application Programming Interface” - an exposed part of a web application which lets other applications talk to it. When requesting a webpage, you go into the frontdoor to get a response. APIs are side doors that the web server has available for other applications to make their own requests</text:span></text:p>
      <text:p text:style-name="P1"><text:span text:style-name="T2"/></text:p>
      <text:p text:style-name="P1"><text:span text:style-name="T2">Web Server: the part of the web application which actively receives and responds to HTTP requests from browsers or other applications</text:span></text:p>
      <text:p text:style-name="P1"><text:span text:style-name="T2"/></text:p>
      <text:p text:style-name="P1"><text:span text:style-name="T2">Bugs: reason code won’t run</text:span></text:p>
      <text:p text:style-name="P1"><text:span text:style-name="T2"/></text:p>
      <text:p text:style-name="P1"><text:span text:style-name="T2">The Cloud: virtual space on giant farms of servers managed by businesses like Amazon and Google</text:span></text:p>
      <text:p text:style-name="P1"><text:span text:style-name="T2"/></text:p>
      <text:p text:style-name="P1"><text:span text:style-name="T2">Cookies: snippets of text that the web application/server can drop into your browser’s memory when it sends back the web page. It helps the server remember who you are, what you’ve looked at, and your preferences</text:span></text:p>
      <text:p text:style-name="P1"><text:span text:style-name="T2"/></text:p>
      <text:p text:style-name="P1"><text:span text:style-name="T2">404 Error: Resource Not Found</text:span></text:p>
      <text:p text:style-name="P1"><text:span text:style-name="T2"/></text:p>
      <text:p text:style-name="P2"><text:span text:style-name="T2">SEO: “Search Engine Optimization” makes sure your website is easy for Google and others to crawl </text:span></text:p>
      <text:p text:style-name="P2"><text:span text:style-name="T2"/></text:p>
      <text:p text:style-name="P2">Definitions: Design</text:p>
      <text:p text:style-name="P2"><text:span text:style-name="T2">WYSIWYG: “What you see is what you get” – an acronym that applies to some text editors or website builders. Drag and drop to edit for the real thing - “Wiz-e-wig”</text:span></text:p>
      <text:p text:style-name="P2"><text:span text:style-name="T2"/></text:p>
      <text:p text:style-name="P2"><text:span text:style-name="T2">Responsive Design: making your website display well regardless of what size screen or type of device it is viewed on – it responds to the browser’s specifications</text:span></text:p>
      <text:p text:style-name="P2"><text:span text:style-name="T2"/></text:p>
      <text:p text:style-name="P2"><text:span text:style-name="T2">Grid System: a way of visually organizing the content on your pages based on a structured grid</text:span></text:p>
      <text:p text:style-name="P2"><text:span text:style-name="T2"/></text:p>
      <text:p text:style-name="P2"><text:span text:style-name="T2">RGB: Red-Green-Blue – a way to identify colors onscreen with each value having a number that corresponds to the screen color (e.g. rgb(100,100,100) )</text:span></text:p>
      <text:p text:style-name="P2"><text:span text:style-name="T2"/></text:p>
      <text:p text:style-name="P2"><text:span text:style-name="T2">Hex: Hexadecimal – representing numbers on a 16-digit scale from 0-9 and a-f , mostly used with colors which can be expressed As #f4e288 where each pair of numbers corresponds to an RGB color</text:span></text:p>
      <text:p text:style-name="P3"><text:soft-page-break/><text:span text:style-name="T2">Above the Fold: everything the user sees without having to scroll down – better stuff at top to keep their attention</text:span></text:p>
      <text:p text:style-name="P3"><text:span text:style-name="T2"/></text:p>
      <text:p text:style-name="P4"><text:span text:style-name="T2">Below the Fold: content below the point first viewable to the user</text:span></text:p>
      <text:p text:style-name="P4"><text:span text:style-name="T2"/></text:p>
      <text:p text:style-name="P4"><text:span text:style-name="T2">Bounce Rate: percentage of people who leave the site from the same page they entered the site, without clicking through to any other pages (indicates how good the navigation/content is)</text:span></text:p>
      <text:p text:style-name="P4"><text:span text:style-name="T2"/></text:p>
      <text:p text:style-name="P4"><text:span text:style-name="T2">Breadcrumbs: </text:span><text:span text:style-name="T3">bits of navigation elements at the top of a web page to show you the pages/subpages that appear before the page you are on (i.e. Home &gt; Category &gt; Year &gt; Month &gt; Post)</text:span></text:p>
      <text:p text:style-name="P4"><text:span text:style-name="T3"/></text:p>
      <text:p text:style-name="P5"><text:span text:style-name="T3">B</text:span><text:span text:style-name="T2">rowser: a program a website visitor is using to view the website</text:span></text:p>
      <text:p text:style-name="P3"><text:span text:style-name="T2"/></text:p>
      <text:p text:style-name="P3"><text:span text:style-name="T2">GUI: graphical user interface – a visual interface where the user can interact with it (alternative is the command line which is a text-based interface</text:span></text:p>
      <text:p text:style-name="P3"><text:span text:style-name="T2"/></text:p>
      <text:p text:style-name="P4"><text:span text:style-name="T2">Accessibility: the ability of a website to be used by people with disabilities (visually impaired, hearing impaired, color blind, etc)</text:span></text:p>
      <text:p text:style-name="P4"><text:span text:style-name="T2"/></text:p>
      <text:p text:style-name="P4"><text:span text:style-name="T2">Anchor Text: the text a link uses to refer to your site – useful for SEO</text:span></text:p>
      <text:p text:style-name="P4"><text:span text:style-name="T2"/></text:p>
      <text:p text:style-name="P4"><text:span text:style-name="T2">Automagically: a complex technical process hidden from users</text:span></text:p>
      <text:p text:style-name="P4"><text:span text:style-name="T2"/></text:p>
      <text:p text:style-name="P4"><text:span text:style-name="T2">Backlink: links from other sites back to your own aka “trackbacks” – useful for SEO</text:span></text:p>
      <text:p text:style-name="P4"><text:span text:style-name="T2"/></text:p>
      <text:p text:style-name="P4"><text:span text:style-name="T2">Bad Neighborhood: a site hosted on a server that hosts other sites that spam or use black-hat SEO practices can end up penalized by search engines solely because of their proximity to those sites – bad for SEO</text:span></text:p>
      <text:p text:style-name="P4"><text:span text:style-name="T2"/></text:p>
      <text:p text:style-name="P4"><text:span text:style-name="T2">Bandwidth: bits-per-second (bps), kilobits-per-second (kbs) that refer either to the rate of data transfer or the total amount of data allowed to be transferred</text:span></text:p>
      <text:p text:style-name="P3"><text:span text:style-name="T2"/></text:p>
      <text:p text:style-name="P3">Definitions: Developer Tools and Code</text:p>
      <text:p text:style-name="P6"><text:span text:style-name="T1">Front End/Back End: user at the front end, server at the back end</text:span></text:p>
      <text:p text:style-name="P6"><text:span text:style-name="T1"/></text:p>
      <text:p text:style-name="P6"><text:span text:style-name="T1">HTML: the markup language which specifies the structure of all the pieces of a webpage</text:span></text:p>
      <text:p text:style-name="P6"><text:span text:style-name="T1"/></text:p>
      <text:p text:style-name="P6"><text:span text:style-name="T1">CSS: “Cascading Style Sheets” find HTML tags and tell the browser how to display them</text:span></text:p>
      <text:p text:style-name="P6"><text:span text:style-name="T1"/></text:p>
      <text:p text:style-name="P6"><text:span text:style-name="T1">Javascript: the scripting language used by all browsers for dynamic things</text:span></text:p>
      <text:p text:style-name="P6"><text:span text:style-name="T1"/></text:p>
      <text:p text:style-name="P6"><text:span text:style-name="T1">AJAX: “Asynchronous Javascript and XML” – a way of transferring data between the server and web page which doesn’t require the user to refresh the page (e.g. facebook) </text:span><text:span text:style-name="T4">aka asynchronous data retrieval</text:span></text:p>
      <text:p text:style-name="P6"><text:span text:style-name="T1"/></text:p>
      <text:p text:style-name="P6"><text:span text:style-name="T1">Psuedo-Code: a mixture of writing out your logic in english sentencesand expressing it in code. Used to help think through complex problems</text:span></text:p>
      <text:p text:style-name="P6"><text:span text:style-name="T1"/></text:p>
      <text:p text:style-name="P6"><text:span text:style-name="T1">C: one of the most ubiquitous programming languages; low level and very fast. Most all other common languages are written in C, which is a few steps above Machine Code</text:span></text:p>
      <text:p text:style-name="P6"><text:soft-page-break/><text:span text:style-name="T1"/></text:p>
      <text:p text:style-name="P6"><text:span text:style-name="T1">Ruby: a high level language written in C but abstracts away unnecessary parts to prevent getting bogged down in verbose syntax and memory management</text:span></text:p>
      <text:p text:style-name="P6"><text:span text:style-name="T1"/></text:p>
      <text:p text:style-name="P6"><text:span text:style-name="T1">Ruby Gems: Gems are helpful libraries of Ruby code that you can easily download and plug into your applications</text:span></text:p>
      <text:p text:style-name="P6"><text:span text:style-name="T1"/></text:p>
      <text:p text:style-name="P6"><text:span text:style-name="T1">Frameworks: generic term of a bunch of code/markup that makes your life easier by writing all the commonly used things for you – saves you time and a specific structure within which to operate</text:span></text:p>
      <text:p text:style-name="P6"><text:span text:style-name="T1"/></text:p>
      <text:p text:style-name="P6"><text:span text:style-name="T1">Ruby on Rails: the current fastest way to build web applications, very opinionated on how to organize things, a framework written in ruby</text:span></text:p>
      <text:p text:style-name="P6"><text:span text:style-name="T1"/></text:p>
      <text:p text:style-name="P6"><text:span text:style-name="T1">Command Line: the interactive shell where you can enter commands that will be run by your operating system. Also useful for navigating your file system</text:span></text:p>
      <text:p text:style-name="P6"><text:span text:style-name="T1"/></text:p>
      <text:p text:style-name="P6"><text:span text:style-name="T1">Version Control: the task of keeping a software system consisting of many versions/configurations well organized</text:span></text:p>
      <text:p text:style-name="P6"><text:span text:style-name="T1"/></text:p>
      <text:p text:style-name="P6"><text:span text:style-name="T1">Git: the most widely used language for version control – the biggest cloud-based repository of these files is github</text:span></text:p>
      <text:p text:style-name="P6"><text:span text:style-name="T1"/></text:p>
      <text:p text:style-name="P6"><text:span text:style-name="T1">Open Source: exposing code to the public so they can contribute (OSS = Open Source Software) (i.e. Ruby on Rails is open source)</text:span></text:p>
      <text:p text:style-name="P6"><text:span text:style-name="T1"/></text:p>
      <text:p text:style-name="P6"><text:span text:style-name="T1">CMS: “Content Management Systems” – an application that takes care of all a website’s content for it. Wordpress is a common example</text:span></text:p>
      <text:p text:style-name="P6"><text:span text:style-name="T1"/></text:p>
      <text:p text:style-name="P6"><text:span text:style-name="T1">Database: the cornerstone of every web application – everything users do is saved here (a giant collection of giant spreadsheets that moves really fast)</text:span></text:p>
      <text:p text:style-name="P6"><text:span text:style-name="T1"/></text:p>
      <text:p text:style-name="P6"><text:span text:style-name="T1">SQL: “Structured Query Language” – a simple syntax language that lets you talk to databases</text:span></text:p>
      <text:p text:style-name="P6"><text:span text:style-name="T1"/></text:p>
      <text:p text:style-name="P6"><text:span text:style-name="T1">XML: “Extensible Markup Language” – a markup language that uses tags to specify the structure of the data, HTML is a subset of XML, which can be used to define other languages. Used in all kinds of applications to send data and specify how the data is structured</text:span></text:p>
      <text:p text:style-name="P6"><text:span text:style-name="T1"/></text:p>
      <text:p text:style-name="P6"><text:span text:style-name="T1">Schema: an XML document that describes the structure of other XML documents and to the description of the structure of your database</text:span></text:p>
      <text:p text:style-name="P6"><text:span text:style-name="T1"/></text:p>
      <text:p text:style-name="P6"><text:span text:style-name="T1">Script: high level code that is translated into machine-runnable instructions using an interpreter program as it is run</text:span></text:p>
      <text:p text:style-name="P6"><text:span text:style-name="T1">(i.e. Ruby, Javascript)</text:span></text:p>
      <text:p text:style-name="P6"><text:span text:style-name="T1">Different from a compiled language, which must be compiled ahead of time</text:span></text:p>
      <text:p text:style-name="P6"><text:span text:style-name="T1"/></text:p>
      <text:p text:style-name="P5">More Definitions</text:p>
      <text:p text:style-name="P5"><text:span text:style-name="T2">Cache/Caching: cached files that are saved or downloaded by a web browser so the next time the user visits the site, the page loads faster</text:span></text:p>
      <text:p text:style-name="P5"><text:span text:style-name="T2"/></text:p>
      <text:p text:style-name="P5"><text:soft-page-break/><text:span text:style-name="T2">Client-Side: Scripts that are run in a viewer’s browser, instead of a web server (i.e. server-side scripts). They are generally faster to interact with but they can take longer to load initially</text:span></text:p>
      <text:p text:style-name="P5"><text:span text:style-name="T2"/></text:p>
      <text:p text:style-name="P5"><text:span text:style-name="T2">CSS Framework: a collection of CSS files used as the starting point to make XHTML and CSS websites quickly and painlessly</text:span></text:p>
      <text:p text:style-name="P5"><text:span text:style-name="T2"/></text:p>
      <text:p text:style-name="P5"><text:span text:style-name="T2">DHTML: Dynamic Hypertext Markup Language – it fuses XHTML (or any markup language), the DOM (document object model), Javascript (or other scripts), CSS (or other presentation definition languages) to create interactive web content </text:span></text:p>
      <text:p text:style-name="P6"><text:span text:style-name="T1"/></text:p>
      <text:p text:style-name="P7"><text:span text:style-name="T1">Dither: something to approximate colors by combining pixels of different colors side by side in GIF due to limited color palette</text:span></text:p>
      <text:p text:style-name="P7"><text:span text:style-name="T1"/></text:p>
      <text:p text:style-name="P7"><text:span text:style-name="T1">Doctype: the doctype declaration speecifies which version of HTML is used in a document – determines whether your HTML will validate</text:span></text:p>
      <text:p text:style-name="P7"><text:span text:style-name="T1"/></text:p>
      <text:p text:style-name="P7"><text:span text:style-name="T1">DOM: “Document Object Model” - a language-independent, cross-platform convention for representing objects in XML, XHTML, and HTML documents</text:span></text:p>
      <text:p text:style-name="P7"><text:span text:style-name="T1"/></text:p>
      <text:p text:style-name="P7"><text:span text:style-name="T1">DTD: “Document Type Definition” - it is one several SGML and XML schema languages that provides a list of the attributes, comments, entities, elements, and notes in a document along with their relationships to each other</text:span></text:p>
      <text:p text:style-name="P7"><text:span text:style-name="T1"/></text:p>
      <text:p text:style-name="P8"><text:span text:style-name="T1">E-Commerce: the buying and selling of goods online through websites</text:span></text:p>
      <text:p text:style-name="P8"><text:span text:style-name="T1"/></text:p>
      <text:p text:style-name="P8"><text:span text:style-name="T1">Elastic Layout: one that uses percentages and ems for widths paired with a max-width style to allow the side layout to stretch when the font sizes are changed – it flexes to accommodate the browser width and the reader’s font preference</text:span></text:p>
      <text:p text:style-name="P8"><text:span text:style-name="T1"/></text:p>
      <text:p text:style-name="P8"><text:span text:style-name="T1">Element: in XML, the element is the central building block of any document. Individual elements can contain text, other elements, or both</text:span></text:p>
      <text:p text:style-name="P8"><text:span text:style-name="T1"/></text:p>
      <text:p text:style-name="P8"><text:span text:style-name="T1">Em: a unit of measurement for sizing fonts and other elements within a web page relative to the item’s parent element.</text:span></text:p>
      <text:p text:style-name="P8"><text:span text:style-name="T1">A 1m font is equal to the point size for the font already defined in the parent element (2em would be double, .5em would be half)</text:span></text:p>
      <text:p text:style-name="P8"><text:span text:style-name="T1"/></text:p>
      <text:p text:style-name="P8"><text:span text:style-name="T1">Embedded Style: a CSS style written into the head of an XHTML document, affecting only the elements on that page instead of site-wide, it will override styles from the linked CSS file</text:span></text:p>
      <text:p text:style-name="P8"><text:span text:style-name="T1"/></text:p>
      <text:p text:style-name="P8"><text:span text:style-name="T1">XML: “Extensible Markup Language” - a markup language used for writing custom markup languages. Some refer to it as a meta language-i</text:span></text:p>
      <text:p text:style-name="P8"><text:span text:style-name="T1"/></text:p>
      <text:p text:style-name="P8"><text:span text:style-name="T1">External Style Sheet: a CSS document written in a separate, external document that can be linked to multiple files which means changes to the sheet will affect all linked pages</text:span></text:p>
      <text:p text:style-name="P8"><text:span text:style-name="T1"/></text:p>
      <text:p text:style-name="P8"><text:span text:style-name="T1">Favicon: a 16x16 or 32x32 customizable icon displayed in the web address bar</text:span></text:p>
      <text:p text:style-name="P8"><text:span text:style-name="T1"/></text:p>
      <text:p text:style-name="P8"><text:span text:style-name="T1">Fixed Width Layout: a set width website</text:span></text:p>
      <text:p text:style-name="P8"><text:soft-page-break/><text:span text:style-name="T1"/></text:p>
      <text:p text:style-name="P8"><text:span text:style-name="T1">Graceful Degradation: a website’s ability to allow users with older browsers or different browsers to still use your site-wide</text:span></text:p>
      <text:p text:style-name="P8"><text:span text:style-name="T1"/></text:p>
      <text:p text:style-name="P8"><text:span text:style-name="T1"/></text:p>
      <text:p text:style-name="P8"><text:span text:style-name="T1">Hit: a hit is a request for a single file from your web server. One page can generate multiple hits since it generally will have several files</text:span></text:p>
      <text:p text:style-name="P8"><text:span text:style-name="T1"/></text:p>
      <text:p text:style-name="P8"><text:span text:style-name="T1">.HTACCESS: the default directory-level configuration file on Apache servers. “Distributed configuration files” which apply to the directory in as well as all subdirectories. Things like authorization, authentication, rewriting of URLs, cache control, and customized error responses can all be specified</text:span></text:p>
      <text:p text:style-name="P8"><text:span text:style-name="T1"><text:line-break/>Hyperlink: a link from one page to another</text:span></text:p>
      <text:p text:style-name="P8"><text:span text:style-name="T1"/></text:p>
      <text:p text:style-name="P8"><text:span text:style-name="T1">iFrame: Inline Frame – used to display one or more webpages within another normal webpage</text:span></text:p>
      <text:p text:style-name="P8"><text:span text:style-name="T1"/></text:p>
      <text:p text:style-name="P8"><text:span text:style-name="T1">Image Map: used in XHTML to allow different parts of an image to become different clickable elements (or nonclickable elements)</text:span></text:p>
      <text:p text:style-name="P8"><text:span text:style-name="T1"/></text:p>
      <text:p text:style-name="P8"><text:span text:style-name="T1">Inheritance: in CSS, elements that don’t have a pre-defined style will take on the style of their parent element within the document tree</text:span></text:p>
      <text:p text:style-name="P8"><text:span text:style-name="T1"/></text:p>
      <text:p text:style-name="P8"><text:span text:style-name="T1">Inline Style: elements with CSS written directly around the element it affects instead of in a separate style sheet or header style</text:span></text:p>
      <text:p text:style-name="P8"><text:span text:style-name="T1"/></text:p>
      <text:p text:style-name="P8"><text:span text:style-name="T1">LAMP: Linux, Apache, MySQL, PHP/Perl/Python: specifications of a web server – LAMP setups have free and open source software</text:span></text:p>
      <text:p text:style-name="P8"><text:span text:style-name="T1"/></text:p>
      <text:p text:style-name="P8"><text:span text:style-name="T1">Link Farms: a website setup designed specifically to increase the link popularity of other websites by increasing the incoming links to that site. Search engines can generally recognize these schemes and remove them from their directories</text:span></text:p>
      <text:p text:style-name="P8"><text:span text:style-name="T1"/></text:p>
      <text:p text:style-name="P8"><text:span text:style-name="T1">Liquid Layout: a layout based on percentages of the browser window’s size. The layout will even change if the visitor changes their browser size</text:span></text:p>
      <text:p text:style-name="P8"><text:span text:style-name="T1"/></text:p>
      <text:p text:style-name="P8"><text:span text:style-name="T1">Meta Data: the data contained in the header that offers information about the web page that a visitor is currently on. Not viewable on the web page. Delineated by meta tags</text:span></text:p>
      <text:p text:style-name="P8"><text:span text:style-name="T1"/></text:p>
      <text:p text:style-name="P8"><text:span text:style-name="T1">Nesting: Putting one HTML element within another element</text:span></text:p>
      <text:p text:style-name="P8"><text:span text:style-name="T1"/></text:p>
      <text:p text:style-name="P8"><text:span text:style-name="T1">Non-Breaking Space: &amp;nbps; a white-space character that isn’t condensed by html</text:span></text:p>
      <text:p text:style-name="P8"><text:span text:style-name="T1"/></text:p>
      <text:p text:style-name="P8"><text:span text:style-name="T1">Pageview: a request for an entire web page document from a server by a visitor’s browser (equal to one <text:s/>view or spider on a page)</text:span></text:p>
      <text:p text:style-name="P8"><text:span text:style-name="T1"/></text:p>
      <text:p text:style-name="P8"><text:span text:style-name="T1">Plug-In: third-party code that extends the capabilities of a website – often used in conjunction with a CMS or blogging platform. </text:span></text:p>
      <text:p text:style-name="P8"><text:span text:style-name="T1"/></text:p>
      <text:p text:style-name="P8"><text:soft-page-break/><text:span text:style-name="T1">Progressive Enhancement: a strategy for web design that uses web technologies in a layered fashion that allows everyone to access the basic content and functionality of a web page, using any browser or internet connection, while providing those with better bandwidth or more advanced browser software an enhanced version of the page</text:span></text:p>
      <text:p text:style-name="P8"><text:span text:style-name="T1"/></text:p>
      <text:p text:style-name="P8"><text:span text:style-name="T1">Property: the equivalent to an HTML tag in CSS</text:span></text:p>
      <text:p text:style-name="P8"><text:span text:style-name="T1"/></text:p>
      <text:p text:style-name="P8"><text:span text:style-name="T1">RSS: “Really Simple Syndication” – a standardized XML format that allows content to be syndicated from one site to another – commonly used on blogs – allows a visitor to subscribe to a blog or other site and receive updates via a feed reader’s</text:span></text:p>
      <text:p text:style-name="P8"><text:span text:style-name="T1"/></text:p>
      <text:p text:style-name="P8"><text:span text:style-name="T1">Resolution: refers to the number of pixels displayed on a screen</text:span></text:p>
      <text:p text:style-name="P8"><text:span text:style-name="T1"/></text:p>
      <text:p text:style-name="P8"><text:span text:style-name="T1">Selector: the item a style will be applied to, in CSS</text:span></text:p>
      <text:p text:style-name="P8"><text:span text:style-name="T1"/></text:p>
      <text:p text:style-name="P8"><text:span text:style-name="T1">Semantic Markup: content is written with XHTML tags that offer context to what the content contains</text:span></text:p>
      <text:p text:style-name="P8"><text:span text:style-name="T1"/></text:p>
      <text:p text:style-name="P8"><text:span text:style-name="T1">SGML: Standard Generalized Markup Language – a markup language used for defining the structure of a document. It serves as the basis for both XML and HTML</text:span></text:p>
      <text:p text:style-name="P8"><text:span text:style-name="T1"/></text:p>
      <text:p text:style-name="P8"><text:span text:style-name="T1">SOAP: Simple Object Access Protocol – an XML-based protocol exchanging information across the internet to allow an application on one site to access an application or database on another site-wide</text:span></text:p>
      <text:p text:style-name="P8"><text:span text:style-name="T1"/></text:p>
      <text:p text:style-name="P8"><text:span text:style-name="T1">Specification: a document that offers an explicit definition and requirements for a web service or technology and generally includes how the technology is meant to be used along with the tags, elements, and any dependencies</text:span></text:p>
      <text:p text:style-name="P8"><text:span text:style-name="T1"/></text:p>
      <text:p text:style-name="P8"><text:span text:style-name="T1">Template: a file used to create a consistent design across a website. Templates are often used in conjunction with with a CMS and contain both structural information about how a site should be set up but also stylistic information about how the site should look</text:span></text:p>
      <text:p text:style-name="P8"><text:span text:style-name="T1"/></text:p>
      <text:p text:style-name="P8"><text:span text:style-name="T1">Usability: how easy it is for a visitor to use your site in its intended manner</text:span></text:p>
      <text:p text:style-name="P8"><text:span text:style-name="T1"/></text:p>
      <text:p text:style-name="P8"><text:span text:style-name="T1">Valid: valid web pages that return no errors based on the type of HTML/XHTML specifies in the doctype declaration at the beginning of the file</text:span></text:p>
      <text:p text:style-name="P8"><text:span text:style-name="T1"/></text:p>
      <text:p text:style-name="P8"><text:span text:style-name="T1">Web Standards: specifications recommended by the World Wide Web Consortium for standardizing web design</text:span></text:p>
      <text:p text:style-name="P8"><text:span text:style-name="T1"/></text:p>
      <text:p text:style-name="P8"><text:span text:style-name="T1">XHTML: Extensible Hypertext Markup Language – HTML 4.0 rewritten to comply with XML rules</text:span></text:p>
      <text:p text:style-name="P8"><text:span text:style-name="T1"/></text:p>
      <text:p text:style-name="P8"><text:span text:style-name="T1">XML: “Extensible Markup Language” – a specification for creating other custom markup languages. The user can define the mark-up el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3:11:53.502327814</meta:creation-date>
    <dc:date>2017-07-10T19:37:04.551100372</dc:date>
    <meta:editing-duration>PT11M58S</meta:editing-duration>
    <meta:editing-cycles>2</meta:editing-cycles>
    <meta:generator>LibreOffice/5.1.6.2$Linux_X86_64 LibreOffice_project/10m0$Build-2</meta:generator>
    <meta:print-date>2017-07-10T19:36:59.083598659</meta:print-date>
    <meta:document-statistic meta:table-count="0" meta:image-count="0" meta:object-count="0" meta:page-count="6" meta:paragraph-count="107" meta:word-count="2240" meta:character-count="13634" meta:non-whitespace-character-count="11466"/>
  </office:meta>
</office:document-meta>
</file>